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3438f" officeooo:paragraph-rsid="001343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r. Alcimar</text:p>
      <text:p text:style-name="P1">Gasometria arterial</text:p>
      <text:p text:style-name="P1">Espirometr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17:11:19.010868755</meta:creation-date>
    <dc:date>2015-05-14T17:13:35.951735648</dc:date>
    <meta:editing-duration>PT2M18S</meta:editing-duration>
    <meta:editing-cycles>1</meta:editing-cycles>
    <meta:document-statistic meta:table-count="0" meta:image-count="0" meta:object-count="0" meta:page-count="1" meta:paragraph-count="3" meta:word-count="5" meta:character-count="42" meta:non-whitespace-character-count="40"/>
    <meta:generator>LibreOffice/4.4.2.2$Linux_X86_64 LibreOffice_project/40m0$Build-2</meta:generator>
  </office:meta>
</office:document-meta>
</file>